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1d4e" officeooo:paragraph-rsid="00171d4e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171d4e" officeooo:paragraph-rsid="00171d4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GAS 1 – PENGANTAR FORENSIKA SUARA</text:p>
      <text:p text:style-name="P1"/>
      <text:list xml:id="list391173024" text:style-name="L1">
        <text:list-item>
          <text:p text:style-name="P2">Apa yang anda ketahui tentang forensika suara?</text:p>
        </text:list-item>
        <text:list-item>
          <text:p text:style-name="P2">Tahapan apa saja yang dilakukan seorang examiner dalam melakukan investikasi terhadap audio recording?</text:p>
        </text:list-item>
        <text:list-item>
          <text:p text:style-name="P2">Apa yang anda ketahui tentang authenticity?</text:p>
        </text:list-item>
        <text:list-item>
          <text:p text:style-name="P2">Apa yang anda ketahui tentang audio enhancement?</text:p>
        </text:list-item>
        <text:list-item>
          <text:p text:style-name="P2">Apa yang anda ketahui tentang interpretation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oto Sans JP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d" fo:country="ID" style:letter-kerning="true" style:font-name-asian="Noto Sans JP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1-08-23T13:06:49.430151689</meta:creation-date>
    <meta:generator>LibreOffice/7.1.5.2$Linux_X86_64 LibreOffice_project/10$Build-2</meta:generator>
    <dc:date>2021-08-23T13:10:10.872845986</dc:date>
    <dc:creator>Mifta Nur Farid</dc:creator>
    <meta:editing-duration>PT3M12S</meta:editing-duration>
    <meta:editing-cycles>2</meta:editing-cycles>
    <meta:document-statistic meta:table-count="0" meta:image-count="0" meta:object-count="0" meta:page-count="1" meta:paragraph-count="6" meta:word-count="49" meta:character-count="329" meta:non-whitespace-character-count="290"/>
  </office:meta>
</office:document-meta>
</file>